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ight Motor" table:style-name="ta1">
        <table:shapes>
          <draw:frame draw:z-index="0" draw:style-name="gr1" draw:text-style-name="P1" svg:width="6.2988in" svg:height="3.5429in" svg:x="3.1138in" svg:y="0.3567in">
            <draw:object draw:notify-on-update-of-ranges="'Right Motor'.A2:'Right Motor'.A18 'Right Motor'.B1:'Right Motor'.B1 'Right Motor'.B2:'Right Motor'.B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Pulse</text:p>
          </table:table-cell>
          <table:table-cell office:value-type="string">
            <text:p>RPM</text:p>
          </table:table-cell>
          <table:table-cell office:value-type="string">
            <text:p>Rotations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table:formula="of:=10*[.C2]" office:value-type="float" office:value="51.25">
            <text:p>51.25</text:p>
          </table:table-cell>
          <table:table-cell office:value-type="float" office:value="5.125">
            <text:p>5.125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table:formula="of:=10*[.C3]" office:value-type="float" office:value="51.25">
            <text:p>51.25</text:p>
          </table:table-cell>
          <table:table-cell office:value-type="float" office:value="5.125">
            <text:p>5.125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table:formula="of:=10*[.C4]" office:value-type="float" office:value="51">
            <text:p>51</text:p>
          </table:table-cell>
          <table:table-cell office:value-type="float" office:value="5.1">
            <text:p>5.1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table:formula="of:=10*[.C5]" office:value-type="float" office:value="49.5">
            <text:p>49.5</text:p>
          </table:table-cell>
          <table:table-cell office:value-type="float" office:value="4.95">
            <text:p>4.95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table:formula="of:=10*[.C6]" office:value-type="float" office:value="48">
            <text:p>48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table:formula="of:=10*[.C7]" office:value-type="float" office:value="43">
            <text:p>43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table:formula="of:=10*[.C8]" office:value-type="float" office:value="30">
            <text:p>3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table:formula="of:=10*[.C9]" office:value-type="float" office:value="13">
            <text:p>13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formula="of:=10*[.C10]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table:formula="of:=10*[.C11]" office:value-type="float" office:value="-14.5">
            <text:p>-14.5</text:p>
          </table:table-cell>
          <table:table-cell office:value-type="float" office:value="-1.45">
            <text:p>-1.45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table:formula="of:=10*[.C12]" office:value-type="float" office:value="-31">
            <text:p>-31</text:p>
          </table:table-cell>
          <table:table-cell office:value-type="float" office:value="-3.1">
            <text:p>-3.1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table:formula="of:=10*[.C13]" office:value-type="float" office:value="-32.5">
            <text:p>-32.5</text:p>
          </table:table-cell>
          <table:table-cell office:value-type="float" office:value="-3.25">
            <text:p>-3.2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formula="of:=10*[.C14]" office:value-type="float" office:value="-48">
            <text:p>-48</text:p>
          </table:table-cell>
          <table:table-cell office:value-type="float" office:value="-4.8">
            <text:p>-4.8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table:formula="of:=10*[.C15]" office:value-type="float" office:value="-50">
            <text:p>-50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table:formula="of:=10*[.C16]" office:value-type="float" office:value="-51">
            <text:p>-51</text:p>
          </table:table-cell>
          <table:table-cell office:value-type="float" office:value="-5.1">
            <text:p>-5.1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table:formula="of:=10*[.C17]" office:value-type="float" office:value="-51.25">
            <text:p>-51.25</text:p>
          </table:table-cell>
          <table:table-cell office:value-type="float" office:value="-5.125">
            <text:p>-5.125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table:formula="of:=10*[.C18]" office:value-type="float" office:value="-51.25">
            <text:p>-51.25</text:p>
          </table:table-cell>
          <table:table-cell office:value-type="float" office:value="-5.125">
            <text:p>-5.125</text:p>
          </table:table-cell>
        </table:table-row>
      </table:table>
      <table:table table:name="Left Motor" table:style-name="ta1">
        <table:shapes>
          <draw:frame draw:z-index="0" draw:style-name="gr1" draw:text-style-name="P1" svg:width="6.2988in" svg:height="3.5429in" svg:x="3.9083in" svg:y="0.3169in">
            <draw:object draw:notify-on-update-of-ranges="'Left Motor'.A1:'Left Motor'.A1 'Left Motor'.A2:'Left Motor'.A18 'Left Motor'.B1:'Left Motor'.B1 'Left Motor'.B2:'Left Motor'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Pulse</text:p>
          </table:table-cell>
          <table:table-cell office:value-type="string">
            <text:p>RPM</text:p>
          </table:table-cell>
          <table:table-cell office:value-type="string">
            <text:p>Rotations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table:formula="of:=10*[.C2]" office:value-type="float" office:value="51.25">
            <text:p>51.25</text:p>
          </table:table-cell>
          <table:table-cell office:value-type="float" office:value="5.125">
            <text:p>5.125</text:p>
          </table:table-cell>
          <table:table-cell/>
        </table:table-row>
        <table:table-row table:style-name="ro1">
          <table:table-cell office:value-type="float" office:value="1325">
            <text:p>1325</text:p>
          </table:table-cell>
          <table:table-cell table:formula="of:=10*[.C3]" office:value-type="float" office:value="51">
            <text:p>51</text:p>
          </table:table-cell>
          <table:table-cell office:value-type="float" office:value="5.1">
            <text:p>5.1</text:p>
          </table:table-cell>
          <table:table-cell/>
        </table:table-row>
        <table:table-row table:style-name="ro1">
          <table:table-cell office:value-type="float" office:value="1350">
            <text:p>1350</text:p>
          </table:table-cell>
          <table:table-cell table:formula="of:=10*[.C4]" office:value-type="float" office:value="51">
            <text:p>51</text:p>
          </table:table-cell>
          <table:table-cell office:value-type="float" office:value="5.1">
            <text:p>5.1</text:p>
          </table:table-cell>
          <table:table-cell/>
        </table:table-row>
        <table:table-row table:style-name="ro1">
          <table:table-cell office:value-type="float" office:value="1375">
            <text:p>1375</text:p>
          </table:table-cell>
          <table:table-cell table:formula="of:=10*[.C5]" office:value-type="float" office:value="50">
            <text:p>5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table:formula="of:=10*[.C6]" office:value-type="float" office:value="48">
            <text:p>48</text:p>
          </table:table-cell>
          <table:table-cell office:value-type="float" office:value="4.8">
            <text:p>4.8</text:p>
          </table:table-cell>
          <table:table-cell/>
        </table:table-row>
        <table:table-row table:style-name="ro1">
          <table:table-cell office:value-type="float" office:value="1425">
            <text:p>1425</text:p>
          </table:table-cell>
          <table:table-cell table:formula="of:=10*[.C7]" office:value-type="float" office:value="44">
            <text:p>44</text:p>
          </table:table-cell>
          <table:table-cell office:value-type="float" office:value="4.4">
            <text:p>4.4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table:formula="of:=10*[.C8]" office:value-type="float" office:value="32">
            <text:p>32</text:p>
          </table:table-cell>
          <table:table-cell office:value-type="float" office:value="3.2">
            <text:p>3.2</text:p>
          </table:table-cell>
          <table:table-cell/>
        </table:table-row>
        <table:table-row table:style-name="ro1">
          <table:table-cell office:value-type="float" office:value="1475">
            <text:p>1475</text:p>
          </table:table-cell>
          <table:table-cell table:formula="of:=10*[.C9]" office:value-type="float" office:value="15">
            <text:p>15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table:formula="of:=10*[.C10]" office:value-type="float" office:value="0">
            <text:p>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5">
            <text:p>1525</text:p>
          </table:table-cell>
          <table:table-cell table:formula="of:=10*[.C11]" office:value-type="float" office:value="-15">
            <text:p>-15</text:p>
          </table:table-cell>
          <table:table-cell office:value-type="float" office:value="-1.5">
            <text:p>-1.5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 table:formula="of:=10*[.C12]" office:value-type="float" office:value="-32">
            <text:p>-32</text:p>
          </table:table-cell>
          <table:table-cell office:value-type="float" office:value="-3.2">
            <text:p>-3.2</text:p>
          </table:table-cell>
          <table:table-cell/>
        </table:table-row>
        <table:table-row table:style-name="ro1">
          <table:table-cell office:value-type="float" office:value="1575">
            <text:p>1575</text:p>
          </table:table-cell>
          <table:table-cell table:formula="of:=10*[.C13]" office:value-type="float" office:value="-43">
            <text:p>-43</text:p>
          </table:table-cell>
          <table:table-cell office:value-type="float" office:value="-4.3">
            <text:p>-4.3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formula="of:=10*[.C14]" office:value-type="float" office:value="-48">
            <text:p>-48</text:p>
          </table:table-cell>
          <table:table-cell office:value-type="float" office:value="-4.8">
            <text:p>-4.8</text:p>
          </table:table-cell>
          <table:table-cell/>
        </table:table-row>
        <table:table-row table:style-name="ro1">
          <table:table-cell office:value-type="float" office:value="1625">
            <text:p>1625</text:p>
          </table:table-cell>
          <table:table-cell table:formula="of:=10*[.C15]" office:value-type="float" office:value="-49.5">
            <text:p>-49.5</text:p>
          </table:table-cell>
          <table:table-cell office:value-type="float" office:value="-4.95">
            <text:p>-4.95</text:p>
          </table:table-cell>
          <table:table-cell/>
        </table:table-row>
        <table:table-row table:style-name="ro1">
          <table:table-cell office:value-type="float" office:value="1650">
            <text:p>1650</text:p>
          </table:table-cell>
          <table:table-cell table:formula="of:=10*[.C16]" office:value-type="float" office:value="-50.5">
            <text:p>-50.5</text:p>
          </table:table-cell>
          <table:table-cell office:value-type="float" office:value="-5.05">
            <text:p>-5.05</text:p>
          </table:table-cell>
          <table:table-cell/>
        </table:table-row>
        <table:table-row table:style-name="ro1">
          <table:table-cell office:value-type="float" office:value="1675">
            <text:p>1675</text:p>
          </table:table-cell>
          <table:table-cell table:formula="of:=10*[.C17]" office:value-type="float" office:value="-51">
            <text:p>-51</text:p>
          </table:table-cell>
          <table:table-cell office:value-type="float" office:value="-5.1">
            <text:p>-5.1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table:formula="of:=10*[.C18]" office:value-type="float" office:value="-51.25">
            <text:p>-51.25</text:p>
          </table:table-cell>
          <table:table-cell office:value-type="float" office:value="-5.125">
            <text:p>-5.1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Eslinger</meta:initial-creator>
    <meta:creation-date>2013-08-12T18:54:11.70</meta:creation-date>
    <dc:date>2013-08-12T21:37:19.17</dc:date>
    <dc:creator>Dave Eslinger</dc:creator>
    <meta:editing-duration>PT11M26S</meta:editing-duration>
    <meta:editing-cycles>1</meta:editing-cycles>
    <meta:document-statistic meta:table-count="2" meta:cell-count="109" meta:object-count="2"/>
    <meta:generator>LibreOffice/4.0.1.2$Windows_x86 LibreOffice_project/84102822e3d61eb989ddd325abf1ac07790498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188cm" style:legend-expansion="high" chart:style-name="ch2"/>
        <chart:plot-area chart:style-name="ch3" table:cell-range-address="'Left Motor'.A1:'Left Motor'.B18" chart:data-source-has-labels="row" svg:x="0.77cm" svg:y="0.855cm" svg:width="12.479cm" svg:height="7.545cm">
          <chartooo:coordinate-region svg:x="1.497cm" svg:y="1.067cm" svg:width="11.38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eft Motor'.B2:'Left Motor'.B18" chart:label-cell-address="'Left Motor'.B1:'Left Motor'.B1" chart:class="chart:scatter">
            <chart:domain table:cell-range-address="'Left Motor'.A2:'Left Motor'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PM</text:p>
                <draw:g>
                  <svg:desc>'Left Motor'.B1:'Left Motor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0">
                <text:p>1300</text:p>
                <draw:g>
                  <svg:desc>'Left Motor'.A2:'Left Motor'.A18</svg:desc>
                </draw:g>
              </table:table-cell>
              <table:table-cell office:value-type="float" office:value="51.25">
                <text:p>51.25</text:p>
                <draw:g>
                  <svg:desc>'Left Motor'.B2:'Left Motor'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5">
                <text:p>13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0">
                <text:p>13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5">
                <text:p>13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5">
                <text:p>14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0">
                <text:p>14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5">
                <text:p>14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5">
                <text:p>152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0">
                <text:p>155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5">
                <text:p>1575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5">
                <text:p>1625</text:p>
              </table:table-cell>
              <table:table-cell office:value-type="float" office:value="-49.5">
                <text:p>-49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0">
                <text:p>1650</text:p>
              </table:table-cell>
              <table:table-cell office:value-type="float" office:value="-50.5">
                <text:p>-5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5">
                <text:p>167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-51.25">
                <text:p>-51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188cm" style:legend-expansion="high" chart:style-name="ch2"/>
        <chart:plot-area chart:style-name="ch3" table:cell-range-address="'Right Motor'.A2:'Right Motor'.B18 'Right Motor'.B1:'Right Motor'.B1" chart:data-source-has-labels="row" svg:x="0.77cm" svg:y="0.855cm" svg:width="12.479cm" svg:height="7.545cm">
          <chartooo:coordinate-region svg:x="1.497cm" svg:y="1.067cm" svg:width="11.38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ight Motor'.B2:'Right Motor'.B18" chart:label-cell-address="'Right Motor'.B1:'Right Motor'.B1" chart:class="chart:scatter">
            <chart:domain table:cell-range-address="'Right Motor'.A2:'Right Motor'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PM</text:p>
                <draw:g>
                  <svg:desc>'Right Motor'.B1:'Right Motor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0">
                <text:p>1300</text:p>
                <draw:g>
                  <svg:desc>'Right Motor'.A2:'Right Motor'.A18</svg:desc>
                </draw:g>
              </table:table-cell>
              <table:table-cell office:value-type="float" office:value="51.25">
                <text:p>51.25</text:p>
                <draw:g>
                  <svg:desc>'Right Motor'.B2:'Right Motor'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5">
                <text:p>13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0">
                <text:p>13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5">
                <text:p>137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5">
                <text:p>14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0">
                <text:p>14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5">
                <text:p>14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5">
                <text:p>1525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0">
                <text:p>155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5">
                <text:p>157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5">
                <text:p>162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0">
                <text:p>165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5">
                <text:p>1675</text:p>
              </table:table-cell>
              <table:table-cell office:value-type="float" office:value="-51.25">
                <text:p>-51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-51.25">
                <text:p>-51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